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Off Coil Addr</text:p>
          </table:table-cell>
          <table:table-cell office:value-type="string" calcext:value-type="string">
            <text:p>On Coil Addr</text:p>
          </table:table-cell>
          <table:table-cell office:value-type="string" calcext:value-type="string">
            <text:p>Sense Add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6 Subbass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6 Quintadena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8 Principal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8 Bassfloete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 Choralbass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III Mixture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16 Fagot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8 Fagot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4 Fagot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Gt/Ped 8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Gt/Ped 4</text:p>
          </table:table-cell>
          <table:table-cell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w/Ped 8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w/Ped 4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8 Gedeckt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8 Viola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8 Viola Celeste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4 Principal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4 Spitzfloete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 Flachfloete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 1/3 Quint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III Scharf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8 Oboe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8 Krummhorn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remulant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w Sub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w UO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w Super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8 Bourd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4 Principal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III Mixtur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8 Trumpe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6 Quintadena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8 Principal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8 Rohrfloete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8 Erzahler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4 Octav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4 Blockfloete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 2/3 Nazard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 Fifteenth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1 3/5 Tierce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IV Mixtur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8 Trumpet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hime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Great Sub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Great UO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reat Sup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w/Gt 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w/Gt 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w/Gt 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12:55:55.62700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5T14:14:26.613727700</meta:creation-date>
    <dc:date>2026-02-17T18:06:52.570395500</dc:date>
    <meta:editing-duration>P1DT1H15M59S</meta:editing-duration>
    <meta:editing-cycles>3</meta:editing-cycles>
    <meta:generator>LibreOffice/25.2.7.2$Windows_X86_64 LibreOffice_project/5cbfd1ab6520636bb5f7b99185aa69bd7456825d</meta:generator>
    <meta:document-statistic meta:table-count="1" meta:cell-count="200" meta:object-count="0"/>
  </office:meta>
</office:document-meta>
</file>